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style>
    <style:style style:name="Table2.A" style:family="table-column">
      <style:table-column-properties style:column-width="1.0396in" style:rel-column-width="9841*"/>
    </style:style>
    <style:style style:name="Table2.B" style:family="table-column">
      <style:table-column-properties style:column-width="2.3715in" style:rel-column-width="22442*"/>
    </style:style>
    <style:style style:name="Table2.C" style:family="table-column">
      <style:table-column-properties style:column-width="0.1236in" style:rel-column-width="1169*"/>
    </style:style>
    <style:style style:name="Table2.D" style:family="table-column">
      <style:table-column-properties style:column-width="1.0056in" style:rel-column-width="9513*"/>
    </style:style>
    <style:style style:name="Table2.E" style:family="table-column">
      <style:table-column-properties style:column-width="2.3847in" style:rel-column-width="22570*"/>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041in" style:rel-column-width="9848*"/>
    </style:style>
    <style:style style:name="Table1.B" style:family="table-column">
      <style:table-column-properties style:column-width="2.1875in" style:rel-column-width="20701*"/>
    </style:style>
    <style:style style:name="Table1.C" style:family="table-column">
      <style:table-column-properties style:column-width="0.6819in" style:rel-column-width="6451*"/>
    </style:style>
    <style:style style:name="Table1.D" style:family="table-column">
      <style:table-column-properties style:column-width="3.0153in" style:rel-column-width="28535*"/>
    </style:style>
    <style:style style:name="Table1.A1" style:family="table-cell">
      <style:table-cell-properties fo:background-color="#b4c7dc" fo:padding="0.0382in" fo:border-left="0.5pt solid #000000" fo:border-right="none" fo:border-top="0.5pt solid #000000" fo:border-bottom="0.5pt solid #000000">
        <style:background-image/>
      </style:table-cell-properties>
    </style:style>
    <style:style style:name="Table1.D1" style:family="table-cell">
      <style:table-cell-properties fo:background-color="#b4c7dc"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style:min-row-height="2.3583in"/>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D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none" fo:border-top="none" fo:border-bottom="0.5pt solid #000000"/>
    </style:style>
    <style:style style:name="Table1.D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D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D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D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D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none" fo:border-top="none" fo:border-bottom="0.5pt solid #000000"/>
    </style:style>
    <style:style style:name="Table1.D13"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9771in" style:rel-column-width="1407*"/>
    </style:style>
    <style:style style:name="Table3.B" style:family="table-column">
      <style:table-column-properties style:column-width="3.2514in" style:rel-column-width="4683*"/>
    </style:style>
    <style:style style:name="Table3.C" style:family="table-column">
      <style:table-column-properties style:column-width="1.4326in" style:rel-column-width="2064*"/>
    </style:style>
    <style:style style:name="Table3.D" style:family="table-column">
      <style:table-column-properties style:column-width="1.2639in" style:rel-column-width="1821*"/>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paragraph-properties fo:text-align="center" style:justify-single-word="false"/>
      <style:text-properties officeooo:rsid="001d9be4" officeooo:paragraph-rsid="001d9be4"/>
    </style:style>
    <style:style style:name="P6" style:family="paragraph" style:parent-style-name="Text_20_body">
      <style:paragraph-properties fo:text-align="start" style:justify-single-word="false"/>
      <style:text-properties officeooo:rsid="001d9be4" officeooo:paragraph-rsid="001d9be4"/>
    </style:style>
    <style:style style:name="P7" style:family="paragraph" style:parent-style-name="Text_20_body">
      <style:text-properties officeooo:paragraph-rsid="001d9be4"/>
    </style:style>
    <style:style style:name="P8" style:family="paragraph" style:parent-style-name="Table_20_Contents">
      <style:text-properties officeooo:rsid="002071b7" officeooo:paragraph-rsid="002071b7"/>
    </style:style>
    <style:style style:name="P9" style:family="paragraph" style:parent-style-name="Text_20_body">
      <style:text-properties officeooo:rsid="002071b7" officeooo:paragraph-rsid="002071b7"/>
    </style:style>
    <style:style style:name="P10" style:family="paragraph" style:parent-style-name="Table_20_Contents">
      <style:paragraph-properties fo:text-align="center" style:justify-single-word="false"/>
      <style:text-properties officeooo:rsid="002071b7" officeooo:paragraph-rsid="002071b7"/>
    </style:style>
    <style:style style:name="P11" style:family="paragraph" style:parent-style-name="Table_20_Contents">
      <style:paragraph-properties fo:text-align="center" style:justify-single-word="false"/>
      <style:text-properties officeooo:rsid="0021acc8" officeooo:paragraph-rsid="0021acc8"/>
    </style:style>
    <style:style style:name="P12" style:family="paragraph" style:parent-style-name="Table_20_Contents">
      <style:text-properties fo:color="#355269" loext:opacity="100%" fo:font-weight="bold" officeooo:rsid="002071b7" officeooo:paragraph-rsid="002071b7" style:font-weight-asian="bold" style:font-weight-complex="bold"/>
    </style:style>
    <style:style style:name="P13" style:family="paragraph" style:parent-style-name="Table_20_Contents">
      <style:text-properties fo:font-style="italic" officeooo:rsid="0021acc8" officeooo:paragraph-rsid="0021acc8" style:font-style-asian="italic" style:font-style-complex="italic"/>
    </style:style>
    <style:style style:name="P14" style:family="paragraph" style:parent-style-name="Title" style:master-page-name="First_20_Page">
      <style:paragraph-properties style:page-number="auto"/>
    </style:style>
    <style:style style:name="P15" style:family="paragraph" style:parent-style-name="Heading_20_1">
      <style:text-properties officeooo:rsid="001d9be4" officeooo:paragraph-rsid="001d9be4"/>
    </style:style>
    <style:style style:name="P16" style:family="paragraph" style:parent-style-name="Table_20_Contents" style:list-style-name="L1">
      <loext:graphic-properties draw:fill="none"/>
      <style:paragraph-properties fo:margin-left="0.5618in" fo:margin-right="0in" fo:orphans="0" fo:widows="0" fo:text-indent="-0.5in" style:auto-text-indent="false" fo:background-color="transparent" text:number-lines="false" text:line-number="0">
        <style:tab-stops>
          <style:tab-stop style:position="-0.3126in"/>
        </style:tab-stops>
      </style:paragraph-properties>
      <style:text-properties officeooo:rsid="0021acc8" officeooo:paragraph-rsid="0021acc8"/>
    </style:style>
    <style:style style:name="P17" style:family="paragraph" style:parent-style-name="Table_20_Contents" style:list-style-name="L3">
      <loext:graphic-properties draw:fill="none"/>
      <style:paragraph-properties fo:margin-left="0.5618in" fo:margin-right="0in" fo:orphans="0" fo:widows="0" fo:text-indent="-0.5in" style:auto-text-indent="false" fo:background-color="transparent" text:number-lines="false" text:line-number="0">
        <style:tab-stops>
          <style:tab-stop style:position="-0.3126in"/>
        </style:tab-stops>
      </style:paragraph-properties>
      <style:text-properties officeooo:rsid="0021acc8" officeooo:paragraph-rsid="0021acc8"/>
    </style:style>
    <style:style style:name="P18" style:family="paragraph" style:parent-style-name="Table_20_Contents" style:list-style-name="L6">
      <loext:graphic-properties draw:fill="none"/>
      <style:paragraph-properties fo:margin-left="0.5618in" fo:margin-right="0in" fo:orphans="0" fo:widows="0" fo:text-indent="-0.5in" style:auto-text-indent="false" fo:background-color="transparent" text:number-lines="false" text:line-number="0">
        <style:tab-stops>
          <style:tab-stop style:position="-0.3228in"/>
        </style:tab-stops>
      </style:paragraph-properties>
      <style:text-properties officeooo:rsid="0021acc8" officeooo:paragraph-rsid="0021acc8"/>
    </style:style>
    <style:style style:name="P19" style:family="paragraph" style:parent-style-name="Table_20_Contents" style:list-style-name="L7">
      <loext:graphic-properties draw:fill="none"/>
      <style:paragraph-properties fo:margin-left="0.5618in" fo:margin-right="0in" fo:orphans="0" fo:widows="0" fo:text-indent="-0.5in" style:auto-text-indent="false" fo:background-color="transparent" text:number-lines="false" text:line-number="0">
        <style:tab-stops>
          <style:tab-stop style:position="-0.3228in"/>
        </style:tab-stops>
      </style:paragraph-properties>
      <style:text-properties officeooo:rsid="0021acc8" officeooo:paragraph-rsid="0021acc8"/>
    </style:style>
    <style:style style:name="P20" style:family="paragraph" style:parent-style-name="Table_20_Contents" style:list-style-name="L2">
      <style:text-properties fo:color="#c9211e" loext:opacity="100%" officeooo:rsid="002071b7" officeooo:paragraph-rsid="002071b7"/>
    </style:style>
    <style:style style:name="P21" style:family="paragraph" style:parent-style-name="Table_20_Contents" style:list-style-name="L4">
      <style:text-properties fo:color="#c9211e" loext:opacity="100%" officeooo:rsid="002071b7" officeooo:paragraph-rsid="002071b7"/>
    </style:style>
    <style:style style:name="P22" style:family="paragraph" style:parent-style-name="Table_20_Contents" style:list-style-name="L5">
      <style:text-properties fo:color="#c9211e" loext:opacity="100%" officeooo:rsid="002071b7" officeooo:paragraph-rsid="002071b7"/>
    </style:style>
    <style:style style:name="P23" style:family="paragraph" style:parent-style-name="Table_20_Contents" style:list-style-name="L5">
      <style:text-properties fo:color="#c9211e" loext:opacity="100%" officeooo:rsid="002071b7" officeooo:paragraph-rsid="002128aa"/>
    </style:style>
    <style:style style:name="P24" style:family="paragraph" style:parent-style-name="Table_20_Contents" style:list-style-name="L5">
      <style:text-properties fo:color="#c9211e" loext:opacity="100%" officeooo:rsid="002128aa" officeooo:paragraph-rsid="002128aa"/>
    </style:style>
    <style:style style:name="P25" style:family="paragraph" style:parent-style-name="Table_20_Contents" style:list-style-name="L2">
      <style:text-properties officeooo:rsid="002071b7" officeooo:paragraph-rsid="002071b7"/>
    </style:style>
    <style:style style:name="P26" style:family="paragraph" style:parent-style-name="Table_20_Contents" style:list-style-name="L4">
      <style:text-properties officeooo:rsid="002071b7" officeooo:paragraph-rsid="002071b7"/>
    </style:style>
    <style:style style:name="P27" style:family="paragraph" style:parent-style-name="Table_20_Contents" style:list-style-name="L5">
      <style:text-properties officeooo:rsid="002071b7" officeooo:paragraph-rsid="002071b7"/>
    </style:style>
    <style:style style:name="P28" style:family="paragraph" style:parent-style-name="Table_20_Contents" style:list-style-name="L5">
      <style:text-properties officeooo:rsid="002071b7" officeooo:paragraph-rsid="002128aa"/>
    </style:style>
    <style:style style:name="P29" style:family="paragraph" style:parent-style-name="Table_20_Contents" style:list-style-name="L5">
      <style:text-properties fo:color="#000000" loext:opacity="100%" officeooo:rsid="002071b7" officeooo:paragraph-rsid="002071b7"/>
    </style:style>
    <style:style style:name="P30" style:family="paragraph" style:parent-style-name="Table_20_Contents" style:list-style-name="L5">
      <style:text-properties fo:color="#000000" loext:opacity="100%" officeooo:rsid="002071b7" officeooo:paragraph-rsid="002128aa"/>
    </style:style>
    <style:style style:name="P31" style:family="paragraph" style:parent-style-name="Table_20_Contents" style:list-style-name="L5">
      <style:text-properties fo:color="#000000" loext:opacity="100%" officeooo:rsid="002128aa" officeooo:paragraph-rsid="002128aa"/>
    </style:style>
    <style:style style:name="P32" style:family="paragraph" style:parent-style-name="Table_20_Contents" style:list-style-name="L8">
      <loext:graphic-properties draw:fill="none"/>
      <style:paragraph-properties fo:margin-left="0.5618in" fo:margin-right="0in" fo:orphans="0" fo:widows="0" fo:text-indent="-0.5in" style:auto-text-indent="false" fo:background-color="transparent" text:number-lines="false" text:line-number="0">
        <style:tab-stops>
          <style:tab-stop style:position="-0.3228in"/>
        </style:tab-stops>
      </style:paragraph-properties>
      <style:text-properties officeooo:rsid="0021d498" officeooo:paragraph-rsid="0021d498"/>
    </style:style>
    <style:style style:name="P33" style:family="paragraph" style:parent-style-name="Table_20_Contents" style:list-style-name="L9">
      <loext:graphic-properties draw:fill="none"/>
      <style:paragraph-properties fo:margin-left="0.5618in" fo:margin-right="0in" fo:orphans="0" fo:widows="0" fo:text-indent="-0.5in" style:auto-text-indent="false" fo:background-color="transparent" text:number-lines="false" text:line-number="0">
        <style:tab-stops>
          <style:tab-stop style:position="-0.3126in"/>
        </style:tab-stops>
      </style:paragraph-properties>
      <style:text-properties officeooo:rsid="0021d498" officeooo:paragraph-rsid="0021d498"/>
    </style:style>
    <style:style style:name="P34" style:family="paragraph" style:parent-style-name="Table_20_Contents" style:list-style-name="L10">
      <loext:graphic-properties draw:fill="none"/>
      <style:paragraph-properties fo:margin-left="0.5618in" fo:margin-right="0in" fo:orphans="0" fo:widows="0" fo:text-indent="-0.5in" style:auto-text-indent="false" fo:background-color="transparent" text:number-lines="false" text:line-number="0">
        <style:tab-stops>
          <style:tab-stop style:position="-0.3437in"/>
        </style:tab-stops>
      </style:paragraph-properties>
      <style:text-properties officeooo:rsid="0021d498" officeooo:paragraph-rsid="0021d498"/>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rsid="00248f5e" officeooo:paragraph-rsid="00248f5e"/>
    </style:style>
    <style:style style:name="P37" style:family="paragraph" style:parent-style-name="Table_20_Contents">
      <style:paragraph-properties fo:text-align="center" style:justify-single-word="false"/>
      <style:text-properties fo:font-weight="bold" officeooo:rsid="00248f5e" officeooo:paragraph-rsid="00248f5e" style:font-weight-asian="bold" style:font-weight-complex="bold"/>
    </style:style>
    <style:style style:name="P38" style:family="paragraph" style:parent-style-name="Text_20_body">
      <style:paragraph-properties fo:text-align="center" style:justify-single-word="false"/>
      <style:text-properties officeooo:rsid="001d9be4" officeooo:paragraph-rsid="001d9be4"/>
    </style:style>
    <style:style style:name="T1" style:family="text">
      <style:text-properties officeooo:rsid="002128a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thena II Mission Handbook</text:p>
      <text:p text:style-name="Subtitle">Rev -</text:p>
      <text:p text:style-name="Subtitle">1/30/2024</text:p>
      <text:p text:style-name="Text_20_body"/>
      <text:p text:style-name="P5">Parker Ensing</text:p>
      <text:p text:style-name="P5"/>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7">Revision</text:p>
          </table:table-cell>
          <table:table-cell table:style-name="Table3.A1" office:value-type="string">
            <text:p text:style-name="P37">Description</text:p>
          </table:table-cell>
          <table:table-cell table:style-name="Table3.A1" office:value-type="string">
            <text:p text:style-name="P37">Date</text:p>
          </table:table-cell>
          <table:table-cell table:style-name="Table3.D1" office:value-type="string">
            <text:p text:style-name="P37">Author</text:p>
          </table:table-cell>
        </table:table-row>
        <table:table-row>
          <table:table-cell table:style-name="Table3.A2" office:value-type="string">
            <text:p text:style-name="P35">-</text:p>
          </table:table-cell>
          <table:table-cell table:style-name="Table3.A2" office:value-type="string">
            <text:p text:style-name="P36">Initial release</text:p>
          </table:table-cell>
          <table:table-cell table:style-name="Table3.A2" office:value-type="string">
            <text:p text:style-name="P35"/>
          </table:table-cell>
          <table:table-cell table:style-name="Table3.D2" office:value-type="string">
            <text:p text:style-name="P36">Parker Ensing</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2_3252083206" text:style-name="Index_20_Link" text:visited-style-name="Index_20_Link">List of Figures<text:tab/>2</text:a></text:p>
          <text:p text:style-name="P1"><text:a xlink:type="simple" xlink:href="#__RefHeading___Toc4_3252083206" text:style-name="Index_20_Link" text:visited-style-name="Index_20_Link">List of Tables<text:tab/>2</text:a></text:p>
          <text:p text:style-name="P1"><text:a xlink:type="simple" xlink:href="#__RefHeading___Toc6_3252083206" text:style-name="Index_20_Link" text:visited-style-name="Index_20_Link">Acronyms<text:tab/>2</text:a></text:p>
          <text:p text:style-name="P1"><text:a xlink:type="simple" xlink:href="#__RefHeading___Toc8_3252083206" text:style-name="Index_20_Link" text:visited-style-name="Index_20_Link">Document Scope<text:tab/>2</text:a></text:p>
          <text:p text:style-name="P1"><text:a xlink:type="simple" xlink:href="#__RefHeading___Toc10_3252083206" text:style-name="Index_20_Link" text:visited-style-name="Index_20_Link">Mission Overview<text:tab/>2</text:a></text:p>
          <text:p text:style-name="P1"><text:a xlink:type="simple" xlink:href="#__RefHeading___Toc12_3252083206" text:style-name="Index_20_Link" text:visited-style-name="Index_20_Link">Mission Impact<text:tab/>3</text:a></text:p>
          <text:p text:style-name="P1"><text:a xlink:type="simple" xlink:href="#__RefHeading___Toc14_3252083206" text:style-name="Index_20_Link" text:visited-style-name="Index_20_Link">Regulations<text:tab/>3</text:a></text:p>
          <text:p text:style-name="P1"><text:a xlink:type="simple" xlink:href="#__RefHeading___Toc16_3252083206" text:style-name="Index_20_Link" text:visited-style-name="Index_20_Link">Mission Objectives<text:tab/>3</text:a></text:p>
          <text:p text:style-name="P1"><text:a xlink:type="simple" xlink:href="#__RefHeading___Toc18_3252083206" text:style-name="Index_20_Link" text:visited-style-name="Index_20_Link">Concept of Operations<text:tab/>3</text:a></text:p>
          <text:p text:style-name="P1"><text:a xlink:type="simple" xlink:href="#__RefHeading___Toc20_3252083206" text:style-name="Index_20_Link" text:visited-style-name="Index_20_Link">Mission Milestones<text:tab/>3</text:a></text:p>
          <text:p text:style-name="P1"><text:a xlink:type="simple" xlink:href="#__RefHeading___Toc22_3252083206" text:style-name="Index_20_Link" text:visited-style-name="Index_20_Link">Athena II System Overview<text:tab/>3</text:a></text:p>
          <text:p text:style-name="P1"><text:a xlink:type="simple" xlink:href="#__RefHeading___Toc24_3252083206" text:style-name="Index_20_Link" text:visited-style-name="Index_20_Link">Launch Vehicle Segment<text:tab/>3</text:a></text:p>
          <text:p text:style-name="P1"><text:a xlink:type="simple" xlink:href="#__RefHeading___Toc26_3252083206" text:style-name="Index_20_Link" text:visited-style-name="Index_20_Link">Payload Segment<text:tab/>3</text:a></text:p>
          <text:p text:style-name="P1"><text:a xlink:type="simple" xlink:href="#__RefHeading___Toc28_3252083206" text:style-name="Index_20_Link" text:visited-style-name="Index_20_Link">Ground Segment<text:tab/>3</text:a></text:p>
          <text:p text:style-name="P1"><text:a xlink:type="simple" xlink:href="#__RefHeading___Toc30_3252083206" text:style-name="Index_20_Link" text:visited-style-name="Index_20_Link">Systems Engineering<text:tab/>3</text:a></text:p>
          <text:p text:style-name="P2"><text:a xlink:type="simple" xlink:href="#__RefHeading___Toc32_3252083206" text:style-name="Index_20_Link" text:visited-style-name="Index_20_Link">System Budgets<text:tab/>3</text:a></text:p>
          <text:p text:style-name="P2"><text:a xlink:type="simple" xlink:href="#__RefHeading___Toc34_3252083206" text:style-name="Index_20_Link" text:visited-style-name="Index_20_Link">Requirements<text:tab/>4</text:a></text:p>
          <text:p text:style-name="P3"><text:a xlink:type="simple" xlink:href="#__RefHeading___Toc36_3252083206" text:style-name="Index_20_Link" text:visited-style-name="Index_20_Link">Verification and Validation<text:tab/>4</text:a></text:p>
          <text:p text:style-name="P2"><text:a xlink:type="simple" xlink:href="#__RefHeading___Toc38_3252083206" text:style-name="Index_20_Link" text:visited-style-name="Index_20_Link">Programmatics<text:tab/>4</text:a></text:p>
          <text:p text:style-name="P1"><text:a xlink:type="simple" xlink:href="#__RefHeading___Toc40_3252083206" text:style-name="Index_20_Link" text:visited-style-name="Index_20_Link">Risk<text:tab/>4</text:a></text:p>
        </text:index-body>
      </text:table-of-content>
      <text:p text:style-name="P6"/>
      <text:h text:style-name="P15" text:outline-level="1"><text:bookmark-start text:name="__RefHeading___Toc2_3252083206"/>List of Figures<text:bookmark-end text:name="__RefHeading___Toc2_3252083206"/></text:h>
      <text:p text:style-name="P7"/>
      <text:h text:style-name="P15" text:outline-level="1"><text:bookmark-start text:name="__RefHeading___Toc4_3252083206"/>List of Tables<text:bookmark-end text:name="__RefHeading___Toc4_3252083206"/></text:h>
      <text:p text:style-name="P7"/>
      <text:h text:style-name="P15" text:outline-level="1"><text:bookmark-start text:name="__RefHeading___Toc6_3252083206"/>Acronyms<text:bookmark-end text:name="__RefHeading___Toc6_3252083206"/></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Acronym</text:p>
          </table:table-cell>
          <table:table-cell table:style-name="Table2.A1" office:value-type="string">
            <text:p text:style-name="P8">Expanded</text:p>
          </table:table-cell>
          <table:table-cell table:style-name="Table2.A1" office:value-type="string">
            <text:p text:style-name="Table_20_Contents"/>
          </table:table-cell>
          <table:table-cell table:style-name="Table2.A1" office:value-type="string">
            <text:p text:style-name="P8">Acronym</text:p>
          </table:table-cell>
          <table:table-cell table:style-name="Table2.E1" office:value-type="string">
            <text:p text:style-name="P8">Expanded</text:p>
          </table:table-cell>
        </table:table-row>
        <table:table-row>
          <table:table-cell table:style-name="Table2.A2" office:value-type="string">
            <text:p text:style-name="P8">MCR</text:p>
          </table:table-cell>
          <table:table-cell table:style-name="Table2.A2" office:value-type="string">
            <text:p text:style-name="P8">Mission Concept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SRR</text:p>
          </table:table-cell>
          <table:table-cell table:style-name="Table2.A2" office:value-type="string">
            <text:p text:style-name="P8">System Requirement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SDR</text:p>
          </table:table-cell>
          <table:table-cell table:style-name="Table2.A2" office:value-type="string">
            <text:p text:style-name="P8">System Definition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MDR</text:p>
          </table:table-cell>
          <table:table-cell table:style-name="Table2.A2" office:value-type="string">
            <text:p text:style-name="P8">Mission Definition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PDR</text:p>
          </table:table-cell>
          <table:table-cell table:style-name="Table2.A2" office:value-type="string">
            <text:p text:style-name="P8">Preliminary Design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CDR</text:p>
          </table:table-cell>
          <table:table-cell table:style-name="Table2.A2" office:value-type="string">
            <text:p text:style-name="P8">Critical Design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PRR</text:p>
          </table:table-cell>
          <table:table-cell table:style-name="Table2.A2" office:value-type="string">
            <text:p text:style-name="P8">Production Readin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SIR</text:p>
          </table:table-cell>
          <table:table-cell table:style-name="Table2.A2" office:value-type="string">
            <text:p text:style-name="P8">System Integration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table-cell table:style-name="Table2.A2" office:value-type="string">
            <text:p text:style-name="P8">SAR</text:p>
          </table:table-cell>
          <table:table-cell table:style-name="Table2.A2" office:value-type="string">
            <text:p text:style-name="P8">System Acceptance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ORR</text:p>
          </table:table-cell>
          <table:table-cell table:style-name="Table2.A2" office:value-type="string">
            <text:p text:style-name="P8">Operational Readin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FRR</text:p>
          </table:table-cell>
          <table:table-cell table:style-name="Table2.A2" office:value-type="string">
            <text:p text:style-name="P8">Flight Readin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MRR</text:p>
          </table:table-cell>
          <table:table-cell table:style-name="Table2.A2" office:value-type="string">
            <text:p text:style-name="P8">Mission Readin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LRR</text:p>
          </table:table-cell>
          <table:table-cell table:style-name="Table2.A2" office:value-type="string">
            <text:p text:style-name="P8">Launch Readin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SMSR</text:p>
          </table:table-cell>
          <table:table-cell table:style-name="Table2.A2" office:value-type="string">
            <text:p text:style-name="P8">Safety and Mission Success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PFAR</text:p>
          </table:table-cell>
          <table:table-cell table:style-name="Table2.A2" office:value-type="string">
            <text:p text:style-name="P8">Post-Flight Assessment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DR</text:p>
          </table:table-cell>
          <table:table-cell table:style-name="Table2.A2" office:value-type="string">
            <text:p text:style-name="P8">Decommissioning Review</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SEMP</text:p>
          </table:table-cell>
          <table:table-cell table:style-name="Table2.A2" office:value-type="string">
            <text:p text:style-name="P8">Systems Engineering Management Pl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V&amp;V</text:p>
          </table:table-cell>
          <table:table-cell table:style-name="Table2.A2" office:value-type="string">
            <text:p text:style-name="P8">Verification and Validatio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TPM</text:p>
          </table:table-cell>
          <table:table-cell table:style-name="Table2.A2" office:value-type="string">
            <text:p text:style-name="P8">Technical Performance Measur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7"/>
      <text:h text:style-name="P15" text:outline-level="1"><text:bookmark-start text:name="__RefHeading___Toc8_3252083206"/>Document Scope<text:bookmark-end text:name="__RefHeading___Toc8_3252083206"/></text:h>
      <text:p text:style-name="P7"/>
      <text:h text:style-name="P15" text:outline-level="1"><text:bookmark-start text:name="__RefHeading___Toc10_3252083206"/>Mission Overview<text:bookmark-end text:name="__RefHeading___Toc10_3252083206"/></text:h>
      <text:p text:style-name="P7"/>
      <text:h text:style-name="P15" text:outline-level="1"><text:bookmark-start text:name="__RefHeading___Toc12_3252083206"/>Mission Impact<text:bookmark-end text:name="__RefHeading___Toc12_3252083206"/></text:h>
      <text:p text:style-name="P7"/>
      <text:h text:style-name="P15" text:outline-level="1"><text:bookmark-start text:name="__RefHeading___Toc14_3252083206"/>Regulations<text:bookmark-end text:name="__RefHeading___Toc14_3252083206"/></text:h>
      <text:p text:style-name="P7"/>
      <text:h text:style-name="P15" text:outline-level="1"><text:bookmark-start text:name="__RefHeading___Toc16_3252083206"/>Mission Objectives<text:bookmark-end text:name="__RefHeading___Toc16_3252083206"/></text:h>
      <text:p text:style-name="P7"/>
      <text:h text:style-name="P15" text:outline-level="1"><text:bookmark-start text:name="__RefHeading___Toc18_3252083206"/>Concept of Operations<text:bookmark-end text:name="__RefHeading___Toc18_3252083206"/></text:h>
      <text:p text:style-name="P7"/>
      <text:h text:style-name="P15" text:outline-level="1"><text:bookmark-start text:name="__RefHeading___Toc20_3252083206"/><text:soft-page-break/>Mission Milestones<text:bookmark-end text:name="__RefHeading___Toc20_3252083206"/></text:h>
      <text:p text:style-name="P9"><text:tab/>The Athena development timeline will loosely adhere to the Project Life Cycle Phases from the NASA Systems Engineering Handbook (cite) beginning with Pre-Phase A and closing with Phase F. Because of the hobby nature of the Athena II program, the periodic major reviews associated with the Project Life Cycle Phases will not occur in any traditional sense. Since all of the engineering, programmatic, and review work falls under the purview of the sole engineer (me), there are few options that would satisfy the comprehensive review cycle that typically outlines a professional aerospace program. Instead, the major reviews will occur “in spirit” with comprehensive inspections of work products and some input from external specialists on an occasion. Because a goal of this project is to act as a template for engineering students/hobbyists, the program will still generate the requisite deliverables associated with each review, despite these products not being subject to the typical regime of examination.</text:p>
      <text:p text:style-name="P9"><text:tab/>Bearing in mind the loose application of the life cycle phases and major reviews, Table [table] delineates the phases and their associated reviews [cite NASA SE Handbook].</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Phase</text:p>
          </table:table-cell>
          <table:table-cell table:style-name="Table1.A1" office:value-type="string">
            <text:p text:style-name="P10">Purpose</text:p>
          </table:table-cell>
          <table:table-cell table:style-name="Table1.A1" office:value-type="string">
            <text:p text:style-name="P10">Reviews</text:p>
          </table:table-cell>
          <table:table-cell table:style-name="Table1.D1" office:value-type="string">
            <text:p text:style-name="P11">Review Entrance Criteria</text:p>
          </table:table-cell>
        </table:table-row>
        <table:table-row>
          <table:table-cell table:style-name="Table1.A2" office:value-type="string">
            <text:p text:style-name="P12">Pre-Phase A</text:p>
            <text:p text:style-name="P13">Concept Studies</text:p>
          </table:table-cell>
          <table:table-cell table:style-name="Table1.B2" office:value-type="string">
            <text:list text:style-name="L1">
              <text:list-item>
                <text:p text:style-name="P16">Produce ideas</text:p>
              </text:list-item>
              <text:list-item>
                <text:p text:style-name="P16">Determine feasibility</text:p>
              </text:list-item>
              <text:list-item>
                <text:p text:style-name="P16">Develop mission concepts</text:p>
              </text:list-item>
              <text:list-item>
                <text:p text:style-name="P16">Draft system requirements</text:p>
              </text:list-item>
              <text:list-item>
                <text:p text:style-name="P16">Assess performance</text:p>
              </text:list-item>
              <text:list-item>
                <text:p text:style-name="P16">Assess cost</text:p>
              </text:list-item>
            </text:list>
          </table:table-cell>
          <table:table-cell table:style-name="Table1.C2" office:value-type="string">
            <text:p text:style-name="P8">MCR</text:p>
          </table:table-cell>
          <table:table-cell table:style-name="Table1.D2" office:value-type="string">
            <text:list text:style-name="L2">
              <text:list-item>
                <text:p text:style-name="P20">Stakeholder identification baseline</text:p>
              </text:list-item>
              <text:list-item>
                <text:p text:style-name="P20">Concept definition baseline</text:p>
              </text:list-item>
              <text:list-item>
                <text:p text:style-name="P20">Approved measure of effectiveness definition</text:p>
              </text:list-item>
              <text:list-item>
                <text:p text:style-name="P25">Initial estimated cost</text:p>
              </text:list-item>
              <text:list-item>
                <text:p text:style-name="P25">Preliminary SEMP</text:p>
              </text:list-item>
              <text:list-item>
                <text:p text:style-name="P25">Preliminary requirements</text:p>
              </text:list-item>
              <text:list-item>
                <text:p text:style-name="P25">V&amp;V approach</text:p>
              </text:list-item>
            </text:list>
          </table:table-cell>
        </table:table-row>
        <table:table-row>
          <table:table-cell table:style-name="Table1.A3" table:number-rows-spanned="2" office:value-type="string">
            <text:p text:style-name="P12">Phase A</text:p>
            <text:p text:style-name="P13">Concept and Technology Development</text:p>
          </table:table-cell>
          <table:table-cell table:style-name="Table1.B3" table:number-rows-spanned="2" office:value-type="string">
            <text:list text:style-name="L3">
              <text:list-item>
                <text:p text:style-name="P17">Establish initial baselines</text:p>
              </text:list-item>
              <text:list-item>
                <text:p text:style-name="P17">Develop final mission concept</text:p>
              </text:list-item>
              <text:list-item>
                <text:p text:style-name="P17">Develop system requirements</text:p>
              </text:list-item>
              <text:list-item>
                <text:p text:style-name="P17">Develop new technology</text:p>
              </text:list-item>
              <text:list-item>
                <text:p text:style-name="P17">Plan project management</text:p>
              </text:list-item>
            </text:list>
          </table:table-cell>
          <table:table-cell table:style-name="Table1.C3" office:value-type="string">
            <text:p text:style-name="P8">SRR</text:p>
          </table:table-cell>
          <table:table-cell table:style-name="Table1.D3" office:value-type="string">
            <text:list text:style-name="L4">
              <text:list-item>
                <text:p text:style-name="P26">Stakeholder identification update</text:p>
              </text:list-item>
              <text:list-item>
                <text:p text:style-name="P26">Concept definition update</text:p>
              </text:list-item>
              <text:list-item>
                <text:p text:style-name="P26">Cost estimate update</text:p>
              </text:list-item>
              <text:list-item>
                <text:p text:style-name="P21">SEMP baseline</text:p>
              </text:list-item>
              <text:list-item>
                <text:p text:style-name="P21">Requirements baseline</text:p>
              </text:list-item>
            </text:list>
          </table:table-cell>
        </table:table-row>
        <table:table-row table:style-name="Table1.4">
          <table:covered-table-cell table:style-name="Table1.A3"/>
          <table:covered-table-cell table:style-name="Table1.B3"/>
          <table:table-cell table:style-name="Table1.C4" office:value-type="string">
            <text:p text:style-name="P8">SDR/MDR</text:p>
          </table:table-cell>
          <table:table-cell table:style-name="Table1.D4" office:value-type="string">
            <text:list xml:id="list3035050155" text:style-name="L5">
              <text:list-item>
                <text:p text:style-name="P27">Stakeholder identification update</text:p>
              </text:list-item>
              <text:list-item>
                <text:p text:style-name="P27">Concept definition update</text:p>
              </text:list-item>
              <text:list-item>
                <text:p text:style-name="P27">Cost estimate update</text:p>
              </text:list-item>
              <text:list-item>
                <text:p text:style-name="P22">SEMP baseline</text:p>
              </text:list-item>
              <text:list-item>
                <text:p text:style-name="P29">Requirements update</text:p>
              </text:list-item>
              <text:list-item>
                <text:p text:style-name="P22">TPMs definition approval</text:p>
              </text:list-item>
              <text:list-item>
                <text:p text:style-name="P22">Architecture definition baseline</text:p>
              </text:list-item>
              <text:list-item>
                <text:p text:style-name="P22">Baseline allocation of requirements to next lower level</text:p>
              </text:list-item>
              <text:list-item>
                <text:p text:style-name="P22">Initial required leading indicator trends </text:p>
              </text:list-item>
              <text:list-item>
                <text:p text:style-name="P29">Preliminary design solution definition</text:p>
              </text:list-item>
              <text:list-item>
                <text:p text:style-name="P29">Preliminary interface definitions</text:p>
              </text:list-item>
              <text:list-item>
                <text:p text:style-name="P29">Preliminary implementation plans</text:p>
              </text:list-item>
              <text:list-item>
                <text:p text:style-name="P29"><text:soft-page-break/>Preliminary integration plans</text:p>
              </text:list-item>
              <text:list-item>
                <text:p text:style-name="P29">Preliminary V&amp;V plans</text:p>
              </text:list-item>
            </text:list>
          </table:table-cell>
        </table:table-row>
        <table:table-row>
          <table:table-cell table:style-name="Table1.A5" office:value-type="string">
            <text:p text:style-name="P12">Phase B</text:p>
            <text:p text:style-name="P13">Preliminary Design and Technology Completion</text:p>
          </table:table-cell>
          <table:table-cell table:style-name="Table1.B5" office:value-type="string">
            <text:list text:style-name="L6">
              <text:list-item>
                <text:p text:style-name="P18">Define project details</text:p>
              </text:list-item>
              <text:list-item>
                <text:p text:style-name="P18">Develop system structure</text:p>
              </text:list-item>
              <text:list-item>
                <text:p text:style-name="P18">Refine requirements</text:p>
              </text:list-item>
              <text:list-item>
                <text:p text:style-name="P18">Develop preliminary designs for each system structure</text:p>
              </text:list-item>
            </text:list>
          </table:table-cell>
          <table:table-cell table:style-name="Table1.C5" office:value-type="string">
            <text:p text:style-name="P8">PDR</text:p>
          </table:table-cell>
          <table:table-cell table:style-name="Table1.D5" office:value-type="string">
            <text:list xml:id="list112528753924903" text:continue-list="list3035050155" text:style-name="L5">
              <text:list-item>
                <text:p text:style-name="P27">Stakeholder identification update</text:p>
              </text:list-item>
              <text:list-item>
                <text:p text:style-name="P27">Concept definition update</text:p>
              </text:list-item>
              <text:list-item>
                <text:p text:style-name="P29">SEMP update</text:p>
              </text:list-item>
              <text:list-item>
                <text:p text:style-name="P29">Requirements update</text:p>
              </text:list-item>
              <text:list-item>
                <text:p text:style-name="P29">Required leading indicator trends update</text:p>
              </text:list-item>
              <text:list-item>
                <text:p text:style-name="P22">Preliminary design solution definition</text:p>
              </text:list-item>
              <text:list-item>
                <text:p text:style-name="P29">Interface definitions baseline</text:p>
              </text:list-item>
              <text:list-item>
                <text:p text:style-name="P29">Implementation plans baseline</text:p>
              </text:list-item>
              <text:list-item>
                <text:p text:style-name="P29">Integration plans baseline</text:p>
              </text:list-item>
              <text:list-item>
                <text:p text:style-name="P29">V&amp;V plans baseline</text:p>
              </text:list-item>
              <text:list-item>
                <text:p text:style-name="P29">Operations plans baseline</text:p>
              </text:list-item>
              <text:list-item>
                <text:p text:style-name="P29">Preliminary decommissioning plans</text:p>
              </text:list-item>
            </text:list>
          </table:table-cell>
        </table:table-row>
        <table:table-row>
          <table:table-cell table:style-name="Table1.A6" table:number-rows-spanned="3" office:value-type="string">
            <text:p text:style-name="P12">Phase C</text:p>
            <text:p text:style-name="P13">Final Design and Fabrication</text:p>
          </table:table-cell>
          <table:table-cell table:style-name="Table1.B6" table:number-rows-spanned="3" office:value-type="string">
            <text:list text:style-name="L7">
              <text:list-item>
                <text:p text:style-name="P19">Complete detailed designs including subsystems</text:p>
              </text:list-item>
              <text:list-item>
                <text:p text:style-name="P19">Fabricate hardware</text:p>
              </text:list-item>
              <text:list-item>
                <text:p text:style-name="P19">Code software</text:p>
              </text:list-item>
            </text:list>
          </table:table-cell>
          <table:table-cell table:style-name="Table1.C6" office:value-type="string">
            <text:p text:style-name="P8">CDR</text:p>
          </table:table-cell>
          <table:table-cell table:style-name="Table1.D6" office:value-type="string">
            <text:list text:continue-list="list112528753924903" text:style-name="L5">
              <text:list-item>
                <text:p text:style-name="P27">Concept definition update</text:p>
              </text:list-item>
              <text:list-item>
                <text:p text:style-name="P27">Cost estimate update</text:p>
              </text:list-item>
              <text:list-item>
                <text:p text:style-name="P29">SEMP update</text:p>
              </text:list-item>
              <text:list-item>
                <text:p text:style-name="P29">Requirements update</text:p>
              </text:list-item>
              <text:list-item>
                <text:p text:style-name="P29">Required leading indicator trends update</text:p>
              </text:list-item>
              <text:list-item>
                <text:p text:style-name="P22">Design solution definition baseline</text:p>
              </text:list-item>
              <text:list-item>
                <text:p text:style-name="P29">Interface definitions update</text:p>
              </text:list-item>
              <text:list-item>
                <text:p text:style-name="P29">Implementation plans update</text:p>
              </text:list-item>
              <text:list-item>
                <text:p text:style-name="P29">Integration plans update</text:p>
              </text:list-item>
              <text:list-item>
                <text:p text:style-name="P29">V&amp;V plans update</text:p>
              </text:list-item>
              <text:list-item>
                <text:p text:style-name="P29">Initial transportation criteria and instructions</text:p>
              </text:list-item>
              <text:list-item>
                <text:p text:style-name="P29">Operations plans update</text:p>
              </text:list-item>
              <text:list-item>
                <text:p text:style-name="P29">Preliminary operations procedures</text:p>
              </text:list-item>
              <text:list-item>
                <text:p text:style-name="P29">Preliminary decommissioning plans</text:p>
              </text:list-item>
            </text:list>
          </table:table-cell>
        </table:table-row>
        <table:table-row>
          <table:covered-table-cell table:style-name="Table1.A6"/>
          <table:covered-table-cell table:style-name="Table1.B6"/>
          <table:table-cell table:style-name="Table1.C7" office:value-type="string">
            <text:p text:style-name="P8">PRR</text:p>
          </table:table-cell>
          <table:table-cell table:style-name="Table1.D7" office:value-type="string">
            <text:p text:style-name="Table_20_Contents"/>
          </table:table-cell>
        </table:table-row>
        <table:table-row>
          <table:covered-table-cell table:style-name="Table1.A6"/>
          <table:covered-table-cell table:style-name="Table1.B6"/>
          <table:table-cell table:style-name="Table1.C8" office:value-type="string">
            <text:p text:style-name="P8">SIR</text:p>
          </table:table-cell>
          <table:table-cell table:style-name="Table1.D8" office:value-type="string">
            <text:list xml:id="list112529657696919" text:continue-numbering="true" text:style-name="L5">
              <text:list-item>
                <text:p text:style-name="P28">Cost estimate update</text:p>
              </text:list-item>
              <text:list-item>
                <text:p text:style-name="P30">SEMP update</text:p>
              </text:list-item>
              <text:list-item>
                <text:p text:style-name="P30">Required leading indicator trends update</text:p>
              </text:list-item>
              <text:list-item>
                <text:p text:style-name="P30"><text:span text:style-name="T1">S</text:span>olution definition <text:span text:style-name="T1">update</text:span></text:p>
              </text:list-item>
              <text:list-item>
                <text:p text:style-name="P30">Interface definitions update</text:p>
              </text:list-item>
              <text:list-item>
                <text:p text:style-name="P23">Integration plans update</text:p>
              </text:list-item>
              <text:list-item>
                <text:p text:style-name="P30">V&amp;V plans update</text:p>
              </text:list-item>
              <text:list-item>
                <text:p text:style-name="P24">Initial V&amp;V results</text:p>
              </text:list-item>
              <text:list-item>
                <text:p text:style-name="P30"><text:span text:style-name="T1">Final</text:span> transportation criteria and instructions</text:p>
              </text:list-item>
              <text:list-item>
                <text:p text:style-name="P30">Operations plans update</text:p>
              </text:list-item>
              <text:list-item>
                <text:p text:style-name="P30"><text:span text:style-name="T1">O</text:span>perations procedures <text:span text:style-name="T1">baseline</text:span></text:p>
              </text:list-item>
              <text:list-item>
                <text:p text:style-name="P30"><text:soft-page-break/>Preliminary decommissioning plans</text:p>
              </text:list-item>
            </text:list>
          </table:table-cell>
        </table:table-row>
        <table:table-row>
          <table:table-cell table:style-name="Table1.A9" table:number-rows-spanned="3" office:value-type="string">
            <text:p text:style-name="P12">Phase D</text:p>
            <text:p text:style-name="P13">System Assembly, Integration, Testing, and Launch</text:p>
          </table:table-cell>
          <table:table-cell table:style-name="Table1.B9" table:number-rows-spanned="3" office:value-type="string">
            <text:list text:style-name="L8">
              <text:list-item>
                <text:p text:style-name="P32">Assembly and integrate the system</text:p>
              </text:list-item>
              <text:list-item>
                <text:p text:style-name="P32">Verify the system meets requirements</text:p>
              </text:list-item>
              <text:list-item>
                <text:p text:style-name="P32">Launch and record performance</text:p>
              </text:list-item>
            </text:list>
          </table:table-cell>
          <table:table-cell table:style-name="Table1.C9" office:value-type="string">
            <text:p text:style-name="P8">ORR</text:p>
          </table:table-cell>
          <table:table-cell table:style-name="Table1.D9" office:value-type="string">
            <text:list text:continue-list="list112529657696919" text:style-name="L5">
              <text:list-item>
                <text:p text:style-name="P28">Cost estimate update</text:p>
              </text:list-item>
              <text:list-item>
                <text:p text:style-name="P30"><text:span text:style-name="T1">S</text:span>olution definition <text:span text:style-name="T1">update</text:span></text:p>
              </text:list-item>
              <text:list-item>
                <text:p text:style-name="P24">Preliminary V&amp;V results</text:p>
              </text:list-item>
              <text:list-item>
                <text:p text:style-name="P30"><text:span text:style-name="T1">T</text:span>ransportation criteria and instructions <text:span text:style-name="T1">update</text:span></text:p>
              </text:list-item>
              <text:list-item>
                <text:p text:style-name="P23">Operations plans update</text:p>
              </text:list-item>
              <text:list-item>
                <text:p text:style-name="P23"><text:span text:style-name="T1">O</text:span>perations procedures <text:span text:style-name="T1">update</text:span></text:p>
              </text:list-item>
              <text:list-item>
                <text:p text:style-name="P31">Preliminary flight certification</text:p>
              </text:list-item>
              <text:list-item>
                <text:p text:style-name="P23"><text:span text:style-name="T1">D</text:span>ecommissioning plans <text:span text:style-name="T1">baseline</text:span></text:p>
              </text:list-item>
            </text:list>
          </table:table-cell>
        </table:table-row>
        <table:table-row>
          <table:covered-table-cell table:style-name="Table1.A9"/>
          <table:covered-table-cell table:style-name="Table1.B9"/>
          <table:table-cell table:style-name="Table1.C10" office:value-type="string">
            <text:p text:style-name="P8">FRR/<text:span text:style-name="T1">MRR/LRR</text:span></text:p>
          </table:table-cell>
          <table:table-cell table:style-name="Table1.D10" office:value-type="string">
            <text:list xml:id="list112530236719949" text:continue-numbering="true" text:style-name="L5">
              <text:list-item>
                <text:p text:style-name="P28">Cost estimate update</text:p>
              </text:list-item>
              <text:list-item>
                <text:p text:style-name="P24">V&amp;V results baseline</text:p>
              </text:list-item>
              <text:list-item>
                <text:p text:style-name="P30"><text:span text:style-name="T1">O</text:span>perations procedures <text:span text:style-name="T1">update</text:span></text:p>
              </text:list-item>
              <text:list-item>
                <text:p text:style-name="P24">Final flight certification</text:p>
              </text:list-item>
              <text:list-item>
                <text:p text:style-name="P30"><text:span text:style-name="T1">D</text:span>ecommissioning plans <text:span text:style-name="T1">update</text:span></text:p>
              </text:list-item>
            </text:list>
          </table:table-cell>
        </table:table-row>
        <table:table-row>
          <table:covered-table-cell table:style-name="Table1.A9"/>
          <table:covered-table-cell table:style-name="Table1.B9"/>
          <table:table-cell table:style-name="Table1.C11" office:value-type="string">
            <text:p text:style-name="P8">SMSR</text:p>
          </table:table-cell>
          <table:table-cell table:style-name="Table1.D11" office:value-type="string">
            <text:p text:style-name="Table_20_Contents"/>
          </table:table-cell>
        </table:table-row>
        <table:table-row>
          <table:table-cell table:style-name="Table1.A5" office:value-type="string">
            <text:p text:style-name="P12">Phase E</text:p>
            <text:p text:style-name="P13">Operations and Sustainment</text:p>
          </table:table-cell>
          <table:table-cell table:style-name="Table1.B12" office:value-type="string">
            <text:list text:style-name="L9">
              <text:list-item>
                <text:p text:style-name="P33">Conduct ongoing mission operations</text:p>
              </text:list-item>
            </text:list>
          </table:table-cell>
          <table:table-cell table:style-name="Table1.C12" office:value-type="string">
            <text:p text:style-name="P8">PFAR</text:p>
          </table:table-cell>
          <table:table-cell table:style-name="Table1.D12" office:value-type="string">
            <text:p text:style-name="Table_20_Contents"/>
          </table:table-cell>
        </table:table-row>
        <table:table-row>
          <table:table-cell table:style-name="Table1.A13" office:value-type="string">
            <text:p text:style-name="P12">Phase F</text:p>
            <text:p text:style-name="P13">Closeout</text:p>
          </table:table-cell>
          <table:table-cell table:style-name="Table1.B13" office:value-type="string">
            <text:list text:style-name="L10">
              <text:list-item>
                <text:p text:style-name="P34">Decommission the system and analyze project data</text:p>
              </text:list-item>
            </text:list>
          </table:table-cell>
          <table:table-cell table:style-name="Table1.C13" office:value-type="string">
            <text:p text:style-name="P8">DR</text:p>
          </table:table-cell>
          <table:table-cell table:style-name="Table1.D13" office:value-type="string">
            <text:list text:continue-list="list112530236719949" text:style-name="L5">
              <text:list-item>
                <text:p text:style-name="P28">Cost estimate update</text:p>
              </text:list-item>
              <text:list-item>
                <text:p text:style-name="P23"><text:span text:style-name="T1">D</text:span>ecommissioning plans <text:span text:style-name="T1">update</text:span></text:p>
              </text:list-item>
            </text:list>
          </table:table-cell>
        </table:table-row>
      </table:table>
      <text:p text:style-name="P9"/>
      <text:h text:style-name="P15" text:outline-level="1"><text:bookmark-start text:name="__RefHeading___Toc22_3252083206"/>Athena II System Overview<text:bookmark-end text:name="__RefHeading___Toc22_3252083206"/></text:h>
      <text:p text:style-name="P7"/>
      <text:h text:style-name="P15" text:outline-level="1"><text:bookmark-start text:name="__RefHeading___Toc24_3252083206"/>Launch Vehicle Segment<text:bookmark-end text:name="__RefHeading___Toc24_3252083206"/></text:h>
      <text:p text:style-name="P7"/>
      <text:h text:style-name="P15" text:outline-level="1"><text:bookmark-start text:name="__RefHeading___Toc26_3252083206"/>Payload Segment<text:bookmark-end text:name="__RefHeading___Toc26_3252083206"/></text:h>
      <text:p text:style-name="P7"/>
      <text:h text:style-name="P15" text:outline-level="1"><text:bookmark-start text:name="__RefHeading___Toc28_3252083206"/>Ground Segment<text:bookmark-end text:name="__RefHeading___Toc28_3252083206"/></text:h>
      <text:p text:style-name="P7"/>
      <text:h text:style-name="P15" text:outline-level="1"><text:bookmark-start text:name="__RefHeading___Toc30_3252083206"/><text:soft-page-break/>Systems Engineering<text:bookmark-end text:name="__RefHeading___Toc30_3252083206"/></text:h>
      <text:h text:style-name="Heading_20_2" text:outline-level="2"><text:bookmark-start text:name="__RefHeading___Toc32_3252083206"/>System Budgets<text:bookmark-end text:name="__RefHeading___Toc32_3252083206"/></text:h>
      <text:p text:style-name="P7"/>
      <text:h text:style-name="Heading_20_2" text:outline-level="2"><text:bookmark-start text:name="__RefHeading___Toc34_3252083206"/>Requirements<text:bookmark-end text:name="__RefHeading___Toc34_3252083206"/></text:h>
      <text:p text:style-name="Text_20_body"/>
      <text:h text:style-name="Heading_20_3" text:outline-level="3"><text:bookmark-start text:name="__RefHeading___Toc36_3252083206"/>Verification and Validation<text:bookmark-end text:name="__RefHeading___Toc36_3252083206"/></text:h>
      <text:p text:style-name="P7"/>
      <text:h text:style-name="Heading_20_2" text:outline-level="2"><text:bookmark-start text:name="__RefHeading___Toc38_3252083206"/>Programmatics<text:bookmark-end text:name="__RefHeading___Toc38_3252083206"/></text:h>
      <text:p text:style-name="P7"/>
      <text:h text:style-name="P15" text:outline-level="1"><text:bookmark-start text:name="__RefHeading___Toc40_3252083206"/>Risk<text:bookmark-end text:name="__RefHeading___Toc40_325208320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8:43:47.534000000</meta:creation-date>
    <dc:date>2024-02-26T11:25:27.952000000</dc:date>
    <meta:editing-duration>PT3H10M51S</meta:editing-duration>
    <meta:editing-cycles>7</meta:editing-cycles>
    <meta:generator>LibreOffice/7.6.4.1$Windows_X86_64 LibreOffice_project/e19e193f88cd6c0525a17fb7a176ed8e6a3e2aa1</meta:generator>
    <meta:document-statistic meta:table-count="3" meta:image-count="0" meta:object-count="0" meta:page-count="7" meta:paragraph-count="228" meta:word-count="876" meta:character-count="5758" meta:non-whitespace-character-count="5209"/>
  </office:meta>
</office:document-meta>
</file>